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ТЗ: Telegram-бот «Brain Survivor» (викторина на выбывание)</text:p>
      <text:p text:style-name="Standard"/>
      <text:p text:style-name="Standard">## 🎯 Суть игры</text:p>
      <text:p text:style-name="Standard">10 участников играют 10 раундов по 10 вопросов. После каждого раунда выбывает 1 игрок с наименьшим количеством правильных ответов. При равенстве очков выбывает тот, у кого больше суммарное время на ответы (медленнее). Финал: битва двух финалистов в 10 раундах.</text:p>
      <text:p text:style-name="Standard"/>
      <text:p text:style-name="Standard">---</text:p>
      <text:p text:style-name="Standard"/>
      <text:p text:style-name="Standard">## 🎮 Режимы игры</text:p>
      <text:p text:style-name="Standard"/>
      <text:p text:style-name="Standard">-- 1. 🏃 БЫСТРАЯ ИГРА (основной режим)</text:p>
      <text:p text:style-name="Standard"><text:s text:c="3"/>Игрок встаёт в общую очередь.</text:p>
      <text:p text:style-name="Standard"><text:s text:c="3"/>Каждые 5 минут система проверяет пул.</text:p>
      <text:p text:style-name="Standard"><text:s text:c="3"/>Если 10+ человек → игра стартует автоматически.</text:p>
      <text:p text:style-name="Standard"><text:s text:c="3"/>Если 3-9 человек → запускается голосование на 45 секунд:</text:p>
      <text:p text:style-name="Standard"><text:s text:c="7"/>`▶️ НАЧАТЬ СЕЙЧАС` (добить до 10 умными ботами)</text:p>
      <text:p text:style-name="Standard"><text:s text:c="7"/>⏳ ЖДАТЬ ЕЩЁ 5 МИНУТ</text:p>
      <text:p text:style-name="Standard"><text:s text:c="7"/>Правило: Если ВСЕ проголосовали «ЖДАТЬ» → ждём ещё 5 мин. В любом другом случае (хотя бы один «НАЧАТЬ» или неответ) → старт с ботами.</text:p>
      <text:p text:style-name="Standard"><text:s text:c="7"/>Неответ в течение 45 сек = автоматическое согласие на старт с ботами.</text:p>
      <text:p text:style-name="Standard"><text:s text:c="3"/>Если 1-2 человека → автоматическое предложение перейти в режим «Тренировка».</text:p>
      <text:p text:style-name="Standard"/>
      <text:p text:style-name="Standard">-- 2. 🤖 ТРЕНИРОВКА (против ботов)</text:p>
      <text:p text:style-name="Standard"><text:s text:c="3"/>Мгновенный старт.</text:p>
      <text:p text:style-name="Standard"><text:s text:c="3"/>1 живой игрок + 9 ботов.</text:p>
      <text:p text:style-name="Standard"><text:s text:c="3"/>Настройка сложности ботов: Новичок, Любитель, Эксперт.</text:p>
      <text:p text:style-name="Standard"/>
      <text:p text:style-name="Standard">-- 3. 👥 ПРИВАТНАЯ ИГРА (с друзьями)</text:p>
      <text:p text:style-name="Standard"><text:s text:c="3"/>Создатель настраивает:</text:p>
      <text:p text:style-name="Standard"><text:s text:c="4"/>1. <text:s/>Тему.</text:p>
      <text:p text:style-name="Standard"><text:s text:c="4"/>2. <text:s/>Общее количество участников (2-10).</text:p>
      <text:p text:style-name="Standard"><text:s text:c="4"/>3. <text:s/>Количество ботов (можно 0).</text:p>
      <text:p text:style-name="Standard"><text:s text:c="3"/>Пример: «8 участников, из них 3 ботами» → нужно 5 друзей.</text:p>
      <text:p text:style-name="Standard"><text:s text:c="3"/>Старт только при присоединении всех указанных живых игроков.</text:p>
      <text:p text:style-name="Standard"/>
      <text:p text:style-name="Standard">---</text:p>
      <text:p text:style-name="Standard"/>
      <text:p text:style-name="Standard">## ⚙️ Ключевые механизмы</text:p>
      <text:p text:style-name="Standard"/>
      <text:p text:style-name="Standard">-- Выбывание при равенстве очков</text:p>
      <text:p text:style-name="Standard"><text:s text:c="3"/>Фиксируется время от показа вопроса до отправки ответа для каждого игрока.</text:p>
      <text:p text:style-name="Standard"><text:s text:c="3"/>При равном количестве правильных ответов выбывает игрок с большей суммой времени на все ответы в раунде.</text:p>
      <text:p text:style-name="Standard"/>
      <text:p text:style-name="Standard">-- Боты (умные)</text:p>
      <text:p text:style-name="Standard"><text:s text:c="3"/>Заполняют недостающие слоты.</text:p>
      <text:p text:style-name="Standard"><text:s text:c="3"/>Не отличимы в интерфейсе от живых игроков во время игры (тайно помечаются только в статистике).</text:p>
      <text:p text:style-name="Standard"><text:s text:c="3"/>Отвечают с рандомной задержкой 3-15 секунд.</text:p>
      <text:p text:style-name="Standard"><text:s text:c="3"/>Уровень сложности влияет на вероятность правильного ответа.</text:p>
      <text:p text:style-name="Standard"><text:soft-page-break/></text:p>
      <text:p text:style-name="Standard">-- База вопросов</text:p>
      <text:p text:style-name="Standard"><text:s text:c="3"/>Источники: Парсинг открытых баз + генерация через ИИ (масштабируемо) + пользовательский вклад (с модерацией).</text:p>
      <text:p text:style-name="Standard"><text:s text:c="3"/>Темы: Кино, Наука, Спорт, Музыка, География, Общее и др.</text:p>
      <text:p text:style-name="Standard"><text:s text:c="3"/>Важно: тысячи вопросов для минимизации повторов.</text:p>
      <text:p text:style-name="Standard"/>
      <text:p text:style-name="Standard">---</text:p>
      <text:p text:style-name="Standard"/>
      <text:p text:style-name="Standard">## 📱 Прототип интерфейса</text:p>
      <text:p text:style-name="Standard"/>
      <text:p text:style-name="Standard">-- Главное меню</text:p>
      <text:p text:style-name="Standard">🎮 Brain Survivor</text:p>
      <text:p text:style-name="Standard"/>
      <text:p text:style-name="Standard">🏃 <text:s/>БЫСТРАЯ ИГРА</text:p>
      <text:p text:style-name="Standard"><text:s text:c="4"/>• Очередь 5 мин → голосование → старт</text:p>
      <text:p text:style-name="Standard">🤖 <text:s/>ТРЕНИРОВКА</text:p>
      <text:p text:style-name="Standard"><text:s text:c="4"/>• Мгновенно против 9 ботов</text:p>
      <text:p text:style-name="Standard">👥 <text:s/>ПРИВАТНАЯ ИГРА</text:p>
      <text:p text:style-name="Standard"><text:s text:c="4"/>• С друзьями + гибкая настройка ботов</text:p>
      <text:p text:style-name="Standard">📊 <text:s/>РЕЙТИНГ</text:p>
      <text:p text:style-name="Standard">📖 <text:s/>ПРАВИЛА</text:p>
      <text:p text:style-name="Standard"/>
      <text:p text:style-name="Standard"/>
      <text:p text:style-name="Standard">-- Ход раунда (пример в ЛС)</text:p>
      <text:p text:style-name="Standard">🏁 Раунд 3/10 | Тема: Кино</text:p>
      <text:p text:style-name="Standard">Вопрос 7/10:</text:p>
      <text:p text:style-name="Standard">«Какой актер сыграл Тони Старка в MCU?»</text:p>
      <text:p text:style-name="Standard">A) Крис Эванс</text:p>
      <text:p text:style-name="Standard">B) Роберт Дауни-младший</text:p>
      <text:p text:style-name="Standard">C) Крис Хемсворт</text:p>
      <text:p text:style-name="Standard">D) Марк Руффало</text:p>
      <text:p text:style-name="Standard">⏱️ 20 секунд</text:p>
      <text:p text:style-name="Standard"/>
      <text:p text:style-name="Standard">(Ответ через inline-кнопки или текстом)</text:p>
      <text:p text:style-name="Standard"/>
      <text:p text:style-name="Standard">-- Итоги раунда с выбыванием</text:p>
      <text:p text:style-name="Standard">📊 ИТОГИ РАУНДА 3/10</text:p>
      <text:p text:style-name="Standard">1. Алексей...... 9/10 (102.5с)</text:p>
      <text:p text:style-name="Standard">...</text:p>
      <text:p text:style-name="Standard">9. Дмитрий...... 2/10 (179.1с)</text:p>
      <text:p text:style-name="Standard">10. Bot_Gamma... 2/10 (185.6с)</text:p>
      <text:p text:style-name="Standard">⚠️ Равенство очков!</text:p>
      <text:p text:style-name="Standard">⏱️ Bot_Gamma отвечал медленнее.</text:p>
      <text:p text:style-name="Standard">🚫 Выбывает: Bot_Gamma</text:p>
      <text:p text:style-name="Standard"/>
      <text:p text:style-name="Standard"/>
      <text:p text:style-name="Standard">---</text:p>
      <text:p text:style-name="Standard"/>
      <text:p text:style-name="Standard">## 🛠 Технические требования</text:p>
      <text:p text:style-name="Standard">1. <text:s/>Состояния игрока: меню → в пуле → голосование → в игре → ожидание итогов → выбыл/победил.</text:p>
      <text:p text:style-name="Standard"><text:soft-page-break/>2. <text:s/>Таймеры: Критичны. Использовать очередь задач (Celery, RabbitMQ).</text:p>
      <text:p text:style-name="Standard">3. <text:s/>БД для игры: game_id, theme, players: [user_id, score, total_time, is_bot], current_round, asked_questions.</text:p>
      <text:p text:style-name="Standard">4. <text:s/>Обработка голосования: Inline-кнопки, callback_query, фиксация ответов, таймер 45 сек с визуализацией.</text:p>
      <text:p text:style-name="Standard">5. <text:s/>Модуль ботов: Принимает вопрос, варианты, уровень сложности → возвращает ответ и задержку.<text:line-break/><text:line-break/><text:line-break/>Ниже — вариант структуры БД под твой функционал. Ориентир: PostgreSQL, нормализация без фанатизма, чтобы удобно было и играть, и расширять.</text:p>
      <text:p text:style-name="Standard"/>
      <text:p text:style-name="Standard">---</text:p>
      <text:p text:style-name="Standard"/>
      <text:p text:style-name="Standard">## 1. Общие принципы</text:p>
      <text:p text:style-name="Standard"/>
      <text:p text:style-name="Standard">- Все ID — BIGSERIAL или UUID (ниже пишу BIGSERIAL для простоты).</text:p>
      <text:p text:style-name="Standard">- Времена в UTC, TIMESTAMPTZ.</text:p>
      <text:p text:style-name="Standard">- Статусы — через ENUM или VARCHAR + константы в коде (я укажу варианты).</text:p>
      <text:p text:style-name="Standard">- Боты и люди хранятся в одной таблице users, у ботов is_bot = true.</text:p>
      <text:p text:style-name="Standard"/>
      <text:p text:style-name="Standard">---</text:p>
      <text:p text:style-name="Standard"/>
      <text:p text:style-name="Standard">## 2. Таблица users</text:p>
      <text:p text:style-name="Standard"/>
      <text:p text:style-name="Standard">Хранит всех игроков, в т.ч. ботов.</text:p>
      <text:p text:style-name="Standard"/>
      <text:p text:style-name="Standard">CREATE TABLE users (</text:p>
      <text:p text:style-name="Standard"><text:s text:c="4"/>id <text:s text:c="13"/>BIGSERIAL PRIMARY KEY,</text:p>
      <text:p text:style-name="Standard"><text:s text:c="4"/>telegram_id <text:s text:c="4"/>BIGINT UNIQUE, <text:s text:c="4"/>-- NULL для ботов</text:p>
      <text:p text:style-name="Standard"><text:s text:c="4"/>username <text:s text:c="7"/>VARCHAR(255),</text:p>
      <text:p text:style-name="Standard"><text:s text:c="4"/>full_name <text:s text:c="6"/>VARCHAR(255),</text:p>
      <text:p text:style-name="Standard"><text:s text:c="4"/>is_bot <text:s text:c="9"/>BOOLEAN NOT NULL DEFAULT FALSE,</text:p>
      <text:p text:style-name="Standard"><text:s text:c="4"/>bot_difficulty <text:s/>VARCHAR(20), <text:s text:c="6"/>-- NULL для живых, 'novice'/'amateur'/'expert' для ботов</text:p>
      <text:p text:style-name="Standard"><text:s text:c="4"/>rating <text:s text:c="9"/>INTEGER NOT NULL DEFAULT 0,</text:p>
      <text:p text:style-name="Standard"><text:s text:c="4"/>games_played <text:s text:c="3"/>INTEGER NOT NULL DEFAULT 0,</text:p>
      <text:p text:style-name="Standard"><text:s text:c="4"/>games_won <text:s text:c="6"/>INTEGER NOT NULL DEFAULT 0,</text:p>
      <text:p text:style-name="Standard"><text:s text:c="4"/>created_at <text:s text:c="5"/>TIMESTAMPTZ NOT NULL DEFAULT NOW(),</text:p>
      <text:p text:style-name="Standard"><text:s text:c="4"/>updated_at <text:s text:c="5"/>TIMESTAMPTZ NOT NULL DEFAULT NOW()</text:p>
      <text:p text:style-name="Standard">);</text:p>
      <text:p text:style-name="Standard"/>
      <text:p text:style-name="Standard"/>
      <text:p text:style-name="Standard">Индексы:</text:p>
      <text:p text:style-name="Standard"/>
      <text:p text:style-name="Standard">CREATE INDEX idx_users_telegram_id ON users (telegram_id);</text:p>
      <text:p text:style-name="Standard">CREATE INDEX idx_users_is_bot ON users (is_bot);</text:p>
      <text:p text:style-name="Standard"/>
      <text:p text:style-name="Standard"/>
      <text:p text:style-name="Standard">Примечания:</text:p>
      <text:p text:style-name="Standard"/>
      <text:p text:style-name="Standard">- Ботов можно предзаполнить или создавать динамически.</text:p>
      <text:p text:style-name="Standard">- bot_difficulty можно не хранить в users, а задавать на уровне игры, но удобно иметь и тут <text:soft-page-break/>для “персональности”.</text:p>
      <text:p text:style-name="Standard"/>
      <text:p text:style-name="Standard">---</text:p>
      <text:p text:style-name="Standard"/>
      <text:p text:style-name="Standard">## 3. Таблица themes</text:p>
      <text:p text:style-name="Standard"/>
      <text:p text:style-name="Standard">Темы вопросов (Кино, Наука и т.п.).</text:p>
      <text:p text:style-name="Standard"/>
      <text:p text:style-name="Standard">CREATE TABLE themes (</text:p>
      <text:p text:style-name="Standard"><text:s text:c="4"/>id <text:s text:c="9"/>BIGSERIAL PRIMARY KEY,</text:p>
      <text:p text:style-name="Standard"><text:s text:c="4"/>code <text:s text:c="7"/>VARCHAR(50) UNIQUE NOT NULL, <text:s text:c="3"/>-- 'movies', 'science'</text:p>
      <text:p text:style-name="Standard"><text:s text:c="4"/>name <text:s text:c="7"/>VARCHAR(100) NOT NULL, <text:s text:c="9"/>-- "Кино"</text:p>
      <text:p text:style-name="Standard"><text:s text:c="4"/>description TEXT</text:p>
      <text:p text:style-name="Standard">);</text:p>
      <text:p text:style-name="Standard"/>
      <text:p text:style-name="Standard"/>
      <text:p text:style-name="Standard">---</text:p>
      <text:p text:style-name="Standard"/>
      <text:p text:style-name="Standard">## 4. Таблица questions</text:p>
      <text:p text:style-name="Standard"/>
      <text:p text:style-name="Standard">База вопросов.</text:p>
      <text:p text:style-name="Standard"/>
      <text:p text:style-name="Standard">CREATE TABLE questions (</text:p>
      <text:p text:style-name="Standard"><text:s text:c="4"/>id <text:s text:c="13"/>BIGSERIAL PRIMARY KEY,</text:p>
      <text:p text:style-name="Standard"><text:s text:c="4"/>theme_id <text:s text:c="7"/>BIGINT NOT NULL REFERENCES themes(id) ON DELETE RESTRICT,</text:p>
      <text:p text:style-name="Standard"><text:s text:c="4"/>question_text <text:s text:c="2"/>TEXT NOT NULL,</text:p>
      <text:p text:style-name="Standard"><text:s text:c="4"/>option_a <text:s text:c="7"/>TEXT NOT NULL,</text:p>
      <text:p text:style-name="Standard"><text:s text:c="4"/>option_b <text:s text:c="7"/>TEXT NOT NULL,</text:p>
      <text:p text:style-name="Standard"><text:s text:c="4"/>option_c <text:s text:c="7"/>TEXT,</text:p>
      <text:p text:style-name="Standard"><text:s text:c="4"/>option_d <text:s text:c="7"/>TEXT,</text:p>
      <text:p text:style-name="Standard"><text:s text:c="4"/>correct_option <text:s/>CHAR(1) NOT NULL, <text:s text:c="10"/>-- 'A','B','C','D'</text:p>
      <text:p text:style-name="Standard"><text:s text:c="4"/>difficulty <text:s text:c="5"/>VARCHAR(20), <text:s text:c="15"/>-- 'easy', 'medium', 'hard' (опционально)</text:p>
      <text:p text:style-name="Standard"><text:s text:c="4"/>source_type <text:s text:c="4"/>VARCHAR(20) NOT NULL, <text:s text:c="6"/>-- 'parsed', 'ai', 'user'</text:p>
      <text:p text:style-name="Standard"><text:s text:c="4"/>created_by <text:s text:c="5"/>BIGINT REFERENCES users(id),-- NULL для импортированных/AI</text:p>
      <text:p text:style-name="Standard"><text:s text:c="4"/>is_approved <text:s text:c="4"/>BOOLEAN NOT NULL DEFAULT TRUE, -- модерация пользовательских</text:p>
      <text:p text:style-name="Standard"><text:s text:c="4"/>created_at <text:s text:c="5"/>TIMESTAMPTZ NOT NULL DEFAULT NOW()</text:p>
      <text:p text:style-name="Standard">);</text:p>
      <text:p text:style-name="Standard"/>
      <text:p text:style-name="Standard"/>
      <text:p text:style-name="Standard">Индексы:</text:p>
      <text:p text:style-name="Standard"/>
      <text:p text:style-name="Standard">CREATE INDEX idx_questions_theme ON questions (theme_id);</text:p>
      <text:p text:style-name="Standard">CREATE INDEX idx_questions_theme_diff ON questions (theme_id, difficulty);</text:p>
      <text:p text:style-name="Standard">CREATE INDEX idx_questions_source ON questions (source_type);</text:p>
      <text:p text:style-name="Standard"/>
      <text:p text:style-name="Standard"/>
      <text:p text:style-name="Standard">---</text:p>
      <text:p text:style-name="Standard"/>
      <text:p text:style-name="Standard">## 5. Таблица user_questions_history (опционально, для минимизации повторов)</text:p>
      <text:p text:style-name="Standard"/>
      <text:p text:style-name="Standard">Если хочешь контролировать повторы для каждого пользователя:</text:p>
      <text:p text:style-name="Standard"/>
      <text:p text:style-name="Standard"><text:soft-page-break/>CREATE TABLE user_questions_history (</text:p>
      <text:p text:style-name="Standard"><text:s text:c="4"/>user_id <text:s text:c="4"/>BIGINT NOT NULL REFERENCES users(id) ON DELETE CASCADE,</text:p>
      <text:p text:style-name="Standard"><text:s text:c="4"/>question_id BIGINT NOT NULL REFERENCES questions(id) ON DELETE CASCADE,</text:p>
      <text:p text:style-name="Standard"><text:s text:c="4"/>last_used_at TIMESTAMPTZ NOT NULL DEFAULT NOW(),</text:p>
      <text:p text:style-name="Standard"><text:s text:c="4"/>PRIMARY KEY (user_id, question_id)</text:p>
      <text:p text:style-name="Standard">);</text:p>
      <text:p text:style-name="Standard"/>
      <text:p text:style-name="Standard"/>
      <text:p text:style-name="Standard">---</text:p>
      <text:p text:style-name="Standard"/>
      <text:p text:style-name="Standard">## 6. Таблица games</text:p>
      <text:p text:style-name="Standard"/>
      <text:p text:style-name="Standard">Описывает одну “сессию” игры (быстрая, тренировка или приватная).</text:p>
      <text:p text:style-name="Standard"/>
      <text:p text:style-name="Standard">CREATE TABLE games (</text:p>
      <text:p text:style-name="Standard"><text:s text:c="4"/>id <text:s text:c="13"/>BIGSERIAL PRIMARY KEY,</text:p>
      <text:p text:style-name="Standard"><text:s text:c="4"/>game_type <text:s text:c="6"/>VARCHAR(20) NOT NULL, <text:s text:c="6"/>-- 'quick', 'training', 'private'</text:p>
      <text:p text:style-name="Standard"><text:s text:c="4"/>creator_id <text:s text:c="5"/>BIGINT REFERENCES users(id),</text:p>
      <text:p text:style-name="Standard"><text:s text:c="4"/>theme_id <text:s text:c="7"/>BIGINT REFERENCES themes(id), <text:s text:c="2"/>-- NULL если "смешанные темы"</text:p>
      <text:p text:style-name="Standard"><text:s text:c="4"/>status <text:s text:c="9"/>VARCHAR(20) NOT NULL, <text:s text:c="6"/>-- 'waiting', 'in_progress', 'finished', 'cancelled'</text:p>
      <text:p text:style-name="Standard"><text:s text:c="4"/>total_rounds <text:s text:c="3"/>INTEGER NOT NULL DEFAULT 10, -- 10 раундов по умолчанию</text:p>
      <text:p text:style-name="Standard"><text:s text:c="4"/>is_final_stage <text:s/>BOOLEAN NOT NULL DEFAULT FALSE, -- финальная дуэль 1х1</text:p>
      <text:p text:style-name="Standard"><text:s text:c="4"/>created_at <text:s text:c="5"/>TIMESTAMPTZ NOT NULL DEFAULT NOW(),</text:p>
      <text:p text:style-name="Standard"><text:s text:c="4"/>started_at <text:s text:c="5"/>TIMESTAMPTZ,</text:p>
      <text:p text:style-name="Standard"><text:s text:c="4"/>finished_at <text:s text:c="4"/>TIMESTAMPTZ</text:p>
      <text:p text:style-name="Standard">);</text:p>
      <text:p text:style-name="Standard"/>
      <text:p text:style-name="Standard"/>
      <text:p text:style-name="Standard">Индексы:</text:p>
      <text:p text:style-name="Standard"/>
      <text:p text:style-name="Standard">CREATE INDEX idx_games_type_status ON games (game_type, status);</text:p>
      <text:p text:style-name="Standard">CREATE INDEX idx_games_status ON games (status);<text:line-break/></text:p>
      <text:p text:style-name="Standard">Ниже — пункты с 7 по 14 в виде одного копируемого SQL-блока. Типы статусов/типов игр/голосов (`VARCHAR`) можно потом заменить на ENUM по вкусу.</text:p>
      <text:p text:style-name="Standard"/>
      <text:p text:style-name="Standard">```sql</text:p>
      <text:p text:style-name="Standard">-- 7. games — игры (сессии)</text:p>
      <text:p text:style-name="Standard">CREATE TABLE games (</text:p>
      <text:p text:style-name="Standard"><text:s text:c="4"/>id <text:s text:c="13"/>BIGSERIAL PRIMARY KEY,</text:p>
      <text:p text:style-name="Standard"><text:s text:c="4"/>game_type <text:s text:c="6"/>VARCHAR(20) NOT NULL, <text:s text:c="6"/>-- 'quick', 'training', 'private'</text:p>
      <text:p text:style-name="Standard"><text:s text:c="4"/>creator_id <text:s text:c="5"/>BIGINT REFERENCES users(id),</text:p>
      <text:p text:style-name="Standard"><text:s text:c="4"/>theme_id <text:s text:c="7"/>BIGINT REFERENCES themes(id), <text:s text:c="2"/>-- NULL, если "смешанные темы"</text:p>
      <text:p text:style-name="Standard"><text:s text:c="4"/>status <text:s text:c="9"/>VARCHAR(20) NOT NULL, <text:s text:c="6"/>-- 'waiting', 'pre_start', 'in_progress', 'finished', 'cancelled'</text:p>
      <text:p text:style-name="Standard"><text:s text:c="4"/>total_rounds <text:s text:c="3"/>INTEGER NOT NULL DEFAULT 10,</text:p>
      <text:p text:style-name="Standard"><text:s text:c="4"/>is_final_stage <text:s/>BOOLEAN NOT NULL DEFAULT FALSE,</text:p>
      <text:p text:style-name="Standard"><text:s text:c="4"/>current_round <text:s text:c="2"/>INTEGER, <text:s text:c="19"/>-- можно держать текущий раунд здесь</text:p>
      <text:p text:style-name="Standard"><text:s text:c="4"/>created_at <text:s text:c="5"/>TIMESTAMPTZ NOT NULL DEFAULT NOW(),</text:p>
      <text:p text:style-name="Standard"><text:s text:c="4"/>started_at <text:s text:c="5"/>TIMESTAMPTZ,</text:p>
      <text:p text:style-name="Standard"><text:s text:c="4"/>finished_at <text:s text:c="4"/>TIMESTAMPTZ</text:p>
      <text:p text:style-name="Standard">);</text:p>
      <text:p text:style-name="Standard"><text:soft-page-break/></text:p>
      <text:p text:style-name="Standard">CREATE INDEX idx_games_type_status ON games (game_type, status);</text:p>
      <text:p text:style-name="Standard">CREATE INDEX idx_games_status ON games (status);</text:p>
      <text:p text:style-name="Standard"/>
      <text:p text:style-name="Standard"/>
      <text:p text:style-name="Standard">-- 8. game_players — участники игры и их агрегаты</text:p>
      <text:p text:style-name="Standard">CREATE TABLE game_players (</text:p>
      <text:p text:style-name="Standard"><text:s text:c="4"/>id <text:s text:c="13"/>BIGSERIAL PRIMARY KEY,</text:p>
      <text:p text:style-name="Standard"><text:s text:c="4"/>game_id <text:s text:c="8"/>BIGINT NOT NULL REFERENCES games(id) ON DELETE CASCADE,</text:p>
      <text:p text:style-name="Standard"><text:s text:c="4"/>user_id <text:s text:c="8"/>BIGINT NOT NULL REFERENCES users(id) ON DELETE CASCADE,</text:p>
      <text:p text:style-name="Standard"><text:s text:c="4"/>is_bot <text:s text:c="9"/>BOOLEAN NOT NULL DEFAULT FALSE,</text:p>
      <text:p text:style-name="Standard"><text:s text:c="4"/>bot_difficulty <text:s/>VARCHAR(20), <text:s text:c="15"/>-- 'novice','amateur','expert' для конкретной игры</text:p>
      <text:p text:style-name="Standard"><text:s text:c="4"/>join_order <text:s text:c="5"/>INTEGER NOT NULL, <text:s text:c="10"/>-- порядок присоединения</text:p>
      <text:p text:style-name="Standard"><text:s text:c="4"/>total_score <text:s text:c="4"/>INTEGER NOT NULL DEFAULT 0, -- все правильные ответы за игру</text:p>
      <text:p text:style-name="Standard"><text:s text:c="4"/>total_time <text:s text:c="5"/>NUMERIC(10,3) NOT NULL DEFAULT 0, -- суммарное время ответов</text:p>
      <text:p text:style-name="Standard"><text:s text:c="4"/>is_eliminated <text:s text:c="2"/>BOOLEAN NOT NULL DEFAULT FALSE,</text:p>
      <text:p text:style-name="Standard"><text:s text:c="4"/>eliminated_round INTEGER, <text:s text:c="18"/>-- номер раунда, где выбыл</text:p>
      <text:p text:style-name="Standard"><text:s text:c="4"/>final_place <text:s text:c="4"/>INTEGER, <text:s text:c="19"/>-- итоговое место (1..N)</text:p>
      <text:p text:style-name="Standard"><text:s text:c="4"/>created_at <text:s text:c="5"/>TIMESTAMPTZ NOT NULL DEFAULT NOW()</text:p>
      <text:p text:style-name="Standard">);</text:p>
      <text:p text:style-name="Standard"/>
      <text:p text:style-name="Standard">CREATE UNIQUE INDEX idx_game_players_unique</text:p>
      <text:p text:style-name="Standard"><text:s text:c="4"/>ON game_players (game_id, user_id);</text:p>
      <text:p text:style-name="Standard"/>
      <text:p text:style-name="Standard">CREATE INDEX idx_game_players_game</text:p>
      <text:p text:style-name="Standard"><text:s text:c="4"/>ON game_players (game_id);</text:p>
      <text:p text:style-name="Standard"/>
      <text:p text:style-name="Standard"/>
      <text:p text:style-name="Standard">-- 9. rounds — раунды в рамках игры</text:p>
      <text:p text:style-name="Standard">CREATE TABLE rounds (</text:p>
      <text:p text:style-name="Standard"><text:s text:c="4"/>id <text:s text:c="13"/>BIGSERIAL PRIMARY KEY,</text:p>
      <text:p text:style-name="Standard"><text:s text:c="4"/>game_id <text:s text:c="8"/>BIGINT NOT NULL REFERENCES games(id) ON DELETE CASCADE,</text:p>
      <text:p text:style-name="Standard"><text:s text:c="4"/>round_number <text:s text:c="3"/>INTEGER NOT NULL, <text:s text:c="10"/>-- 1..10</text:p>
      <text:p text:style-name="Standard"><text:s text:c="4"/>theme_id <text:s text:c="7"/>BIGINT REFERENCES themes(id), -- тема раунда, можно NULL</text:p>
      <text:p text:style-name="Standard"><text:s text:c="4"/>status <text:s text:c="9"/>VARCHAR(20) NOT NULL, <text:s text:c="6"/>-- 'not_started', 'in_progress', 'finished'</text:p>
      <text:p text:style-name="Standard"><text:s text:c="4"/>started_at <text:s text:c="5"/>TIMESTAMPTZ,</text:p>
      <text:p text:style-name="Standard"><text:s text:c="4"/>finished_at <text:s text:c="4"/>TIMESTAMPTZ</text:p>
      <text:p text:style-name="Standard">);</text:p>
      <text:p text:style-name="Standard"/>
      <text:p text:style-name="Standard">CREATE UNIQUE INDEX idx_rounds_game_round</text:p>
      <text:p text:style-name="Standard"><text:s text:c="4"/>ON rounds (game_id, round_number);</text:p>
      <text:p text:style-name="Standard"/>
      <text:p text:style-name="Standard"/>
      <text:p text:style-name="Standard">-- 10. round_questions — вопросы внутри раунда</text:p>
      <text:p text:style-name="Standard">CREATE TABLE round_questions (</text:p>
      <text:p text:style-name="Standard"><text:s text:c="4"/>id <text:s text:c="13"/>BIGSERIAL PRIMARY KEY,</text:p>
      <text:p text:style-name="Standard"><text:s text:c="4"/>round_id <text:s text:c="7"/>BIGINT NOT NULL REFERENCES rounds(id) ON DELETE CASCADE,</text:p>
      <text:p text:style-name="Standard"><text:s text:c="4"/>question_id <text:s text:c="4"/>BIGINT NOT NULL REFERENCES questions(id) ON DELETE RESTRICT,</text:p>
      <text:p text:style-name="Standard"><text:s text:c="4"/>question_number INTEGER NOT NULL, <text:s text:c="10"/>-- 1..10</text:p>
      <text:p text:style-name="Standard"><text:s text:c="4"/>displayed_at <text:s text:c="3"/>TIMESTAMPTZ, <text:s text:c="14"/>-- когда показали вопрос</text:p>
      <text:p text:style-name="Standard"><text:s text:c="4"/>time_limit_sec <text:s/>INTEGER NOT NULL DEFAULT 20</text:p>
      <text:p text:style-name="Standard">);</text:p>
      <text:p text:style-name="Standard"><text:soft-page-break/></text:p>
      <text:p text:style-name="Standard">CREATE UNIQUE INDEX idx_round_questions_unique</text:p>
      <text:p text:style-name="Standard"><text:s text:c="4"/>ON round_questions (round_id, question_number);</text:p>
      <text:p text:style-name="Standard"/>
      <text:p text:style-name="Standard">CREATE INDEX idx_round_questions_round</text:p>
      <text:p text:style-name="Standard"><text:s text:c="4"/>ON round_questions (round_id);</text:p>
      <text:p text:style-name="Standard"/>
      <text:p text:style-name="Standard"/>
      <text:p text:style-name="Standard">-- 11. answers — ответы игроков</text:p>
      <text:p text:style-name="Standard">CREATE TABLE answers (</text:p>
      <text:p text:style-name="Standard"><text:s text:c="4"/>id <text:s text:c="17"/>BIGSERIAL PRIMARY KEY,</text:p>
      <text:p text:style-name="Standard"><text:s text:c="4"/>game_id <text:s text:c="12"/>BIGINT NOT NULL REFERENCES games(id) ON DELETE CASCADE,</text:p>
      <text:p text:style-name="Standard"><text:s text:c="4"/>round_id <text:s text:c="11"/>BIGINT NOT NULL REFERENCES rounds(id) ON DELETE CASCADE,</text:p>
      <text:p text:style-name="Standard"><text:s text:c="4"/>round_question_id <text:s text:c="2"/>BIGINT NOT NULL REFERENCES round_questions(id) ON DELETE CASCADE,</text:p>
      <text:p text:style-name="Standard"><text:s text:c="4"/>user_id <text:s text:c="12"/>BIGINT NOT NULL REFERENCES users(id) ON DELETE CASCADE,</text:p>
      <text:p text:style-name="Standard"><text:s text:c="4"/>selected_option <text:s text:c="4"/>CHAR(1), <text:s text:c="14"/>-- 'A','B','C','D', NULL если не ответил</text:p>
      <text:p text:style-name="Standard"><text:s text:c="4"/>is_correct <text:s text:c="9"/>BOOLEAN,</text:p>
      <text:p text:style-name="Standard"><text:s text:c="4"/>answer_time <text:s text:c="8"/>NUMERIC(10,3), <text:s text:c="8"/>-- время ответа в секундах (от displayed_at)</text:p>
      <text:p text:style-name="Standard"><text:s text:c="4"/>answered_at <text:s text:c="8"/>TIMESTAMPTZ</text:p>
      <text:p text:style-name="Standard">);</text:p>
      <text:p text:style-name="Standard"/>
      <text:p text:style-name="Standard">CREATE UNIQUE INDEX idx_answers_unique</text:p>
      <text:p text:style-name="Standard"><text:s text:c="4"/>ON answers (round_question_id, user_id);</text:p>
      <text:p text:style-name="Standard"/>
      <text:p text:style-name="Standard">CREATE INDEX idx_answers_game_round_user</text:p>
      <text:p text:style-name="Standard"/>
      <text:p text:style-name="Standard">ON answers (game_id, round_id, user_id);</text:p>
      <text:p text:style-name="Standard"/>
      <text:p text:style-name="Standard"/>
      <text:p text:style-name="Standard">-- 12. pools — пулы (очереди) для быстрых игр</text:p>
      <text:p text:style-name="Standard">CREATE TABLE pools (</text:p>
      <text:p text:style-name="Standard"><text:s text:c="4"/>id <text:s text:c="13"/>BIGSERIAL PRIMARY KEY,</text:p>
      <text:p text:style-name="Standard"><text:s text:c="4"/>pool_type <text:s text:c="6"/>VARCHAR(20) NOT NULL, <text:s text:c="5"/>-- 'quick_public' и т.п.</text:p>
      <text:p text:style-name="Standard"><text:s text:c="4"/>status <text:s text:c="9"/>VARCHAR(20) NOT NULL, <text:s text:c="5"/>-- 'waiting', 'forming_game', 'closed'</text:p>
      <text:p text:style-name="Standard"><text:s text:c="4"/>created_at <text:s text:c="5"/>TIMESTAMPTZ NOT NULL DEFAULT NOW(),</text:p>
      <text:p text:style-name="Standard"><text:s text:c="4"/>last_check_at <text:s text:c="2"/>TIMESTAMPTZ</text:p>
      <text:p text:style-name="Standard">);</text:p>
      <text:p text:style-name="Standard"/>
      <text:p text:style-name="Standard">CREATE INDEX idx_pools_status</text:p>
      <text:p text:style-name="Standard"><text:s text:c="4"/>ON pools (status);</text:p>
      <text:p text:style-name="Standard"/>
      <text:p text:style-name="Standard"/>
      <text:p text:style-name="Standard">-- pool_players — участники пула</text:p>
      <text:p text:style-name="Standard">CREATE TABLE pool_players (</text:p>
      <text:p text:style-name="Standard"><text:s text:c="4"/>id <text:s text:c="13"/>BIGSERIAL PRIMARY KEY,</text:p>
      <text:p text:style-name="Standard"><text:s text:c="4"/>pool_id <text:s text:c="8"/>BIGINT NOT NULL REFERENCES pools(id) ON DELETE CASCADE,</text:p>
      <text:p text:style-name="Standard"><text:s text:c="4"/>user_id <text:s text:c="8"/>BIGINT NOT NULL REFERENCES users(id) ON DELETE CASCADE,</text:p>
      <text:p text:style-name="Standard"><text:s text:c="4"/>joined_at <text:s text:c="6"/>TIMESTAMPTZ NOT NULL DEFAULT NOW()</text:p>
      <text:p text:style-name="Standard">);</text:p>
      <text:p text:style-name="Standard"/>
      <text:p text:style-name="Standard">CREATE UNIQUE INDEX idx_pool_players_unique</text:p>
      <text:p text:style-name="Standard"><text:soft-page-break/><text:s text:c="4"/>ON pool_players (pool_id, user_id);</text:p>
      <text:p text:style-name="Standard"/>
      <text:p text:style-name="Standard">CREATE INDEX idx_pool_players_pool</text:p>
      <text:p text:style-name="Standard"><text:s text:c="4"/>ON pool_players (pool_id);</text:p>
      <text:p text:style-name="Standard"/>
      <text:p text:style-name="Standard"/>
      <text:p text:style-name="Standard">-- 13. game_votes — голосование "НАЧАТЬ СЕЙЧАС / ЖДАТЬ"</text:p>
      <text:p text:style-name="Standard">CREATE TABLE game_votes (</text:p>
      <text:p text:style-name="Standard"><text:s text:c="4"/>id <text:s text:c="13"/>BIGSERIAL PRIMARY KEY,</text:p>
      <text:p text:style-name="Standard"><text:s text:c="4"/>game_id <text:s text:c="8"/>BIGINT NOT NULL REFERENCES games(id) ON DELETE CASCADE,</text:p>
      <text:p text:style-name="Standard"><text:s text:c="4"/>user_id <text:s text:c="8"/>BIGINT NOT NULL REFERENCES users(id) ON DELETE CASCADE,</text:p>
      <text:p text:style-name="Standard"><text:s text:c="4"/>vote <text:s text:c="11"/>VARCHAR(20) NOT NULL, <text:s text:c="5"/>-- 'start_now', 'wait_more'</text:p>
      <text:p text:style-name="Standard"><text:s text:c="4"/>created_at <text:s text:c="5"/>TIMESTAMPTZ NOT NULL DEFAULT NOW()</text:p>
      <text:p text:style-name="Standard">);</text:p>
      <text:p text:style-name="Standard"/>
      <text:p text:style-name="Standard">CREATE UNIQUE INDEX idx_game_votes_unique</text:p>
      <text:p text:style-name="Standard"><text:s text:c="4"/>ON game_votes (game_id, user_id);</text:p>
      <text:p text:style-name="Standard"/>
      <text:p text:style-name="Standard">CREATE INDEX idx_game_votes_game</text:p>
      <text:p text:style-name="Standard"><text:s text:c="4"/>ON game_votes (game_id);</text:p>
      <text:p text:style-name="Standard"/>
      <text:p text:style-name="Standard"/>
      <text:p text:style-name="Standard">-- 14. game_used_questions — какие вопросы уже использованы в игре</text:p>
      <text:p text:style-name="Standard">CREATE TABLE game_used_questions (</text:p>
      <text:p text:style-name="Standard"><text:s text:c="4"/>game_id <text:s text:c="4"/>BIGINT NOT NULL REFERENCES games(id) ON DELETE CASCADE,</text:p>
      <text:p text:style-name="Standard"><text:s text:c="4"/>question_id BIGINT NOT NULL REFERENCES questions(id) ON DELETE CASCADE,</text:p>
      <text:p text:style-name="Standard"><text:s text:c="4"/>PRIMARY KEY (game_id, question_id)</text:p>
      <text:p text:style-name="Standard">);</text:p>
      <text:p text:style-name="Standard">```</text:p>
      <text:p text:style-name="Standard"/>
      <text:p text:style-name="Standard">алгоритм диспетчера пула (каждые 5 минут, обработка голосования).<text:line-break/><text:line-break/></text:p>
      <text:p text:style-name="Standard">Алгоритм лучше разделить на две части:</text:p>
      <text:p text:style-name="Standard"/>
      <text:p text:style-name="Standard">1) диспетчер пула (каждые 5 минут);</text:p>
      <text:p text:style-name="Standard">2) диспетчер голосования (45 секунд).</text:p>
      <text:p text:style-name="Standard"/>
      <text:p text:style-name="Standard">Ниже — логика так, как её можно прямо переносить в код (Celery-задачи / cron + функции).</text:p>
      <text:p text:style-name="Standard"/>
      <text:p text:style-name="Standard">---</text:p>
      <text:p text:style-name="Standard"/>
      <text:p text:style-name="Standard">## 1. Диспетчер пула (каждые 5 минут)</text:p>
      <text:p text:style-name="Standard"/>
      <text:p text:style-name="Standard">Вход: никакой, запускается периодически. <text:s/></text:p>
      <text:p text:style-name="Standard">Цель: посмотреть текущий активный пул «быстрой игры», решить, что делать с количеством людей.</text:p>
      <text:p text:style-name="Standard"/>
      <text:p text:style-name="Standard">-- 1.1. Подготовка</text:p>
      <text:p text:style-name="Standard"/>
      <text:p text:style-name="Standard">1. Найти активный пул для быстрых игр:</text:p>
      <text:p text:style-name="Standard"/>
      <text:p text:style-name="Standard"><text:soft-page-break/>pool = SELECT * FROM pools</text:p>
      <text:p text:style-name="Standard"><text:s text:c="7"/>WHERE pool_type = 'quick_public' </text:p>
      <text:p text:style-name="Standard"><text:s text:c="9"/>AND status = 'waiting'</text:p>
      <text:p text:style-name="Standard"><text:s text:c="7"/>ORDER BY created_at ASC</text:p>
      <text:p text:style-name="Standard"><text:s text:c="7"/>LIMIT 1</text:p>
      <text:p text:style-name="Standard"/>
      <text:p text:style-name="Standard"/>
      <text:p text:style-name="Standard">2. Если pool == null → ничего не делаем, выходим.</text:p>
      <text:p text:style-name="Standard"/>
      <text:p text:style-name="Standard">3. Обновить last_check_at:</text:p>
      <text:p text:style-name="Standard"/>
      <text:p text:style-name="Standard">UPDATE pools SET last_check_at = now()</text:p>
      <text:p text:style-name="Standard">WHERE id = pool.id</text:p>
      <text:p text:style-name="Standard"/>
      <text:p text:style-name="Standard"/>
      <text:p text:style-name="Standard">4. Получить список игроков:</text:p>
      <text:p text:style-name="Standard"/>
      <text:p text:style-name="Standard">players = SELECT user_id FROM pool_players</text:p>
      <text:p text:style-name="Standard"><text:s text:c="10"/>WHERE pool_id = pool.id</text:p>
      <text:p text:style-name="Standard"><text:s text:c="10"/>ORDER BY joined_at ASC</text:p>
      <text:p text:style-name="Standard"/>
      <text:p text:style-name="Standard"/>
      <text:p text:style-name="Standard">5. N = players.count.</text:p>
      <text:p text:style-name="Standard"/>
      <text:p text:style-name="Standard">---</text:p>
      <text:p text:style-name="Standard"/>
      <text:p text:style-name="Standard">-- 1.2. Ветка A: N == 0</text:p>
      <text:p text:style-name="Standard"/>
      <text:p text:style-name="Standard">- Ничего не делаем, просто ждём следующий запуск.</text:p>
      <text:p text:style-name="Standard"/>
      <text:p text:style-name="Standard">---</text:p>
      <text:p text:style-name="Standard"/>
      <text:p text:style-name="Standard">-- 1.3. Ветка B: N == 1 или N == 2</text:p>
      <text:p text:style-name="Standard"/>
      <text:p text:style-name="Standard">- Этим людям нужно предложить режим “Тренировка” (1 живой + боты).</text:p>
      <text:p text:style-name="Standard">- Для каждого такого пользователя отправляем сообщение в Telegram:</text:p>
      <text:p text:style-name="Standard"/>
      <text:p text:style-name="Standard">for user in players:</text:p>
      <text:p text:style-name="Standard"><text:s text:c="4"/>send_message(user,</text:p>
      <text:p text:style-name="Standard"><text:s text:c="7"/>"Сейчас мало людей в очереди. Хочешь сыграть в тренировочном режиме против ботов?")</text:p>
      <text:p text:style-name="Standard"><text:s text:c="4"/>show_buttons(["Да, тренировка", "Подождать ещё"])</text:p>
      <text:p text:style-name="Standard"/>
      <text:p text:style-name="Standard"/>
      <text:p text:style-name="Standard">- Пользовательский ответ обрабатываем уже в хэндлере бота.</text:p>
      <text:p text:style-name="Standard">- Пул не закрываем, статус waiting остаётся.</text:p>
      <text:p text:style-name="Standard">- Важно: диспетчер не стартует игр при 1–2 людях, только шлёт им предложение.</text:p>
      <text:p text:style-name="Standard"/>
      <text:p text:style-name="Standard">---</text:p>
      <text:p text:style-name="Standard"/>
      <text:p text:style-name="Standard">-- 1.4. Ветка C: N &gt;= 10 — мгновенный старт</text:p>
      <text:p text:style-name="Standard"/>
      <text:p text:style-name="Standard"><text:soft-page-break/>Задача: сформировать игру на 10 живых игроков (без голосования) и запустить.</text:p>
      <text:p text:style-name="Standard"/>
      <text:p text:style-name="Standard">1. Взять первые 10 человек (FIFO):</text:p>
      <text:p text:style-name="Standard"/>
      <text:p text:style-name="Standard">selected_players = players[0:10]</text:p>
      <text:p text:style-name="Standard"/>
      <text:p text:style-name="Standard"/>
      <text:p text:style-name="Standard">2. Создать запись игры:</text:p>
      <text:p text:style-name="Standard"/>
      <text:p text:style-name="Standard">game_id = INSERT INTO games (</text:p>
      <text:p text:style-name="Standard"><text:s text:c="4"/>game_type, status, total_rounds, is_final_stage, created_at</text:p>
      <text:p text:style-name="Standard">) VALUES (</text:p>
      <text:p text:style-name="Standard"><text:s text:c="4"/>'quick', 'in_progress', 10, FALSE, now()</text:p>
      <text:p text:style-name="Standard">) RETURNING id;</text:p>
      <text:p text:style-name="Standard"/>
      <text:p text:style-name="Standard"/>
      <text:p text:style-name="Standard">3. Для каждого игрока создать game_players:</text:p>
      <text:p text:style-name="Standard"/>
      <text:p text:style-name="Standard">join_order = 1</text:p>
      <text:p text:style-name="Standard">for user_id in selected_players:</text:p>
      <text:p text:style-name="Standard"><text:s text:c="4"/>INSERT INTO game_players (</text:p>
      <text:p text:style-name="Standard"><text:s text:c="8"/>game_id, user_id, is_bot, join_order, created_at</text:p>
      <text:p text:style-name="Standard"><text:s text:c="4"/>) VALUES (</text:p>
      <text:p text:style-name="Standard"><text:s text:c="8"/>game_id, user_id, FALSE, join_order, now()</text:p>
      <text:p text:style-name="Standard"><text:s text:c="4"/>)</text:p>
      <text:p text:style-name="Standard"><text:s text:c="4"/>join_order += 1</text:p>
      <text:p text:style-name="Standard"/>
      <text:p text:style-name="Standard"/>
      <text:p text:style-name="Standard">4. Удалить этих игроков из пула:</text:p>
      <text:p text:style-name="Standard"/>
      <text:p text:style-name="Standard">DELETE FROM pool_players</text:p>
      <text:p text:style-name="Standard">WHERE pool_id = pool.id AND user_id IN (selected_players)</text:p>
      <text:p text:style-name="Standard"/>
      <text:p text:style-name="Standard"/>
      <text:p text:style-name="Standard">5. Если после удаления pool стал пустым:</text:p>
      <text:p text:style-name="Standard"/>
      <text:p text:style-name="Standard">remaining = SELECT COUNT(*) FROM pool_players WHERE pool_id = pool.id</text:p>
      <text:p text:style-name="Standard">if remaining == 0:</text:p>
      <text:p text:style-name="Standard"><text:s text:c="4"/>UPDATE pools SET status = 'closed' WHERE id = pool.id</text:p>
      <text:p text:style-name="Standard"/>
      <text:p text:style-name="Standard"/>
      <text:p text:style-name="Standard">6. Запустить логику начала игры (создание rounds, round_questions, рассылка первого вопроса и т.п.) — отдельная задача:</text:p>
      <text:p text:style-name="Standard"/>
      <text:p text:style-name="Standard">enqueue_task(start_game, game_id)</text:p>
      <text:p text:style-name="Standard"/>
      <text:p text:style-name="Standard"/>
      <text:p text:style-name="Standard">7. Оставшихся в пуле (если N &gt; 10) не трогаем — они ждут следующей проверки.</text:p>
      <text:p text:style-name="Standard"/>
      <text:p text:style-name="Standard">---</text:p>
      <text:p text:style-name="Standard"/>
      <text:p text:style-name="Standard">-- 1.5. Ветка D: 3 &lt;= N &lt;= 9 — запуск голосования</text:p>
      <text:p text:style-name="Standard"><text:soft-page-break/></text:p>
      <text:p text:style-name="Standard">Задача: взять текущих людей, создать игру в статусе ожидания и за 45 сек решить, стартовать сейчас или ждать.</text:p>
      <text:p text:style-name="Standard"/>
      <text:p text:style-name="Standard">1. Создать игру со статусом waiting/pre_start:</text:p>
      <text:p text:style-name="Standard"/>
      <text:p text:style-name="Standard">game_id = INSERT INTO games (</text:p>
      <text:p text:style-name="Standard"><text:s text:c="4"/>game_type, status, total_rounds, is_final_stage, created_at</text:p>
      <text:p text:style-name="Standard">) VALUES (</text:p>
      <text:p text:style-name="Standard"><text:s text:c="4"/>'quick', 'pre_start', 10, FALSE, now()</text:p>
      <text:p text:style-name="Standard">) RETURNING id;</text:p>
      <text:p text:style-name="Standard"/>
      <text:p text:style-name="Standard"/>
      <text:p text:style-name="Standard">2. Привязать всех людей из пула в game_players:</text:p>
      <text:p text:style-name="Standard"/>
      <text:p text:style-name="Standard">join_order = 1</text:p>
      <text:p text:style-name="Standard">for user_id in players: <text:s/>-- все N человек</text:p>
      <text:p text:style-name="Standard"><text:s text:c="4"/>INSERT INTO game_players (</text:p>
      <text:p text:style-name="Standard"><text:s text:c="8"/>game_id, user_id, is_bot, join_order, created_at</text:p>
      <text:p text:style-name="Standard"><text:s text:c="4"/>) VALUES (</text:p>
      <text:p text:style-name="Standard"><text:s text:c="8"/>game_id, user_id, FALSE, join_order, now()</text:p>
      <text:p text:style-name="Standard"><text:s text:c="4"/>)</text:p>
      <text:p text:style-name="Standard"><text:s text:c="4"/>join_order += 1</text:p>
      <text:p text:style-name="Standard"/>
      <text:p text:style-name="Standard"/>
      <text:p text:style-name="Standard">3. Удалить этих людей из пула (они “перешли” в игру):</text:p>
      <text:p text:style-name="Standard"/>
      <text:p text:style-name="Standard">DELETE FROM pool_players</text:p>
      <text:p text:style-name="Standard">WHERE pool_id = pool.id AND user_id IN (players)</text:p>
      <text:p text:style-name="Standard"/>
      <text:p text:style-name="Standard"/>
      <text:p text:style-name="Standard">4. Если пул опустел — закрыть:</text:p>
      <text:p text:style-name="Standard"/>
      <text:p text:style-name="Standard">remaining = SELECT COUNT(*) FROM pool_players WHERE pool_id = pool.id</text:p>
      <text:p text:style-name="Standard">if remaining == 0:</text:p>
      <text:p text:style-name="Standard"><text:s text:c="4"/>UPDATE pools SET status = 'closed' WHERE id = pool.id</text:p>
      <text:p text:style-name="Standard"/>
      <text:p text:style-name="Standard"/>
      <text:p text:style-name="Standard">5. Для игры создать задачу на голосование через 45 секунд:</text:p>
      <text:p text:style-name="Standard"/>
      <text:p text:style-name="Standard">enqueue_delayed_task(process_game_vote, game_id, delay=45s)</text:p>
      <text:p text:style-name="Standard"/>
      <text:p text:style-name="Standard"/>
      <text:p text:style-name="Standard">6. Для каждого игрока отправить сообщение голосования:</text:p>
      <text:p text:style-name="Standard"/>
      <text:p text:style-name="Standard">```pseudo</text:p>
      <text:p text:style-name="Standard">for user_id in players:</text:p>
      <text:p text:style-name="Standard"><text:s text:c="4"/>send_message(</text:p>
      <text:p text:style-name="Standard"><text:s text:c="8"/>user_id,</text:p>
      <text:p text:style-name="Standard"><text:s text:c="8"/>"Игроков сейчас: " + N + ". Начать игру с ботами или подождать ещё 5 минут?",</text:p>
      <text:p text:style-name="Standard"><text:s text:c="8"/>inline_buttons = [</text:p>
      <text:p text:style-name="Standard"><text:s text:c="12"/>("▶️ НАЧАТЬ СЕЙЧАС", callback_data="vote:start_now:" + game_id),</text:p>
      <text:p text:style-name="Standard"><text:soft-page-break/><text:s text:c="12"/>("⏳ ЖДАТЬ ЕЩЁ 5 МИНУТ", callback_data="vote:wait_more:" + game_id)</text:p>
      <text:p text:style-name="Standard"><text:s text:c="8"/>]</text:p>
      <text:p text:style-name="Standard"><text:s text:c="4"/>)</text:p>
      <text:p text:style-name="Standard">```</text:p>
      <text:p text:style-name="Standard"/>
      <text:p text:style-name="Standard">7. Хэндлер callback’ов на кнопки:</text:p>
      <text:p text:style-name="Standard"/>
      <text:p text:style-name="Standard">```pseudo</text:p>
      <text:p text:style-name="Standard">on_callback_vote(user_id, game_id, vote):</text:p>
      <text:p text:style-name="Standard"><text:s text:c="4"/>-- vote = 'start_now' или 'wait_more'</text:p>
      <text:p text:style-name="Standard"><text:s text:c="4"/>-- если игра уже ушла в другой статус, игнорируем</text:p>
      <text:p text:style-name="Standard"><text:s text:c="4"/>game = SELECT status FROM games WHERE id = game_id</text:p>
      <text:p text:style-name="Standard"><text:s text:c="4"/>if game.status != 'pre_start':</text:p>
      <text:p text:style-name="Standard"><text:s text:c="8"/>return</text:p>
      <text:p text:style-name="Standard"/>
      <text:p text:style-name="Standard"><text:s text:c="4"/>-- записать/обновить голос</text:p>
      <text:p text:style-name="Standard"><text:s text:c="4"/>INSERT INTO game_votes (game_id, user_id, vote, created_at)</text:p>
      <text:p text:style-name="Standard"><text:s text:c="4"/>VALUES (game_id, user_id, vote, now())</text:p>
      <text:p text:style-name="Standard"><text:s text:c="4"/>ON CONFLICT (game_id, user_id) DO UPDATE</text:p>
      <text:p text:style-name="Standard"><text:s text:c="8"/>SET vote = EXCLUDED.vote, created_at = EXCLUDED.created_at;</text:p>
      <text:p text:style-name="Standard">```</text:p>
      <text:p text:style-name="Standard"/>
      <text:p text:style-name="Standard">---</text:p>
      <text:p text:style-name="Standard"/>
      <text:p text:style-name="Standard">## 2. Диспетчер голосования (через 45 секунд)</text:p>
      <text:p text:style-name="Standard"/>
      <text:p text:style-name="Standard">Задача `process_game_vote(game_id)` — вызывается Celery’ю / delayed job спустя 45 сек после старта голосования.</text:p>
      <text:p text:style-name="Standard"/>
      <text:p text:style-name="Standard">*--* 2.1. Проверка актуальности</text:p>
      <text:p text:style-name="Standard"/>
      <text:p text:style-name="Standard">```pseudo</text:p>
      <text:p text:style-name="Standard">game = SELECT * FROM games WHERE id = game_id FOR UPDATE;</text:p>
      <text:p text:style-name="Standard">if game.status != 'pre_start':</text:p>
      <text:p text:style-name="Standard"><text:s text:c="4"/>-- игра уже кем-то запущена/отменена</text:p>
      <text:p text:style-name="Standard"><text:s text:c="4"/>return</text:p>
      <text:p text:style-name="Standard">```</text:p>
      <text:p text:style-name="Standard"/>
      <text:p text:style-name="Standard">(желательно делать `FOR UPDATE`, чтобы избежать гонок).</text:p>
      <text:p text:style-name="Standard"/>
      <text:p text:style-name="Standard">*--* 2.2. Получение игроков и голосов</text:p>
      <text:p text:style-name="Standard"/>
      <text:p text:style-name="Standard">```pseudo</text:p>
      <text:p text:style-name="Standard">players = SELECT user_id FROM game_players</text:p>
      <text:p text:style-name="Standard"><text:s text:c="10"/>WHERE game_id = game_id AND is_bot = FALSE;</text:p>
      <text:p text:style-name="Standard"/>
      <text:p text:style-name="Standard">votes = SELECT user_id, vote FROM game_votes</text:p>
      <text:p text:style-name="Standard"><text:s text:c="8"/>WHERE game_id = game_id;</text:p>
      <text:p text:style-name="Standard">```</text:p>
      <text:p text:style-name="Standard"/>
      <text:p text:style-name="Standard">- `N_players = players.count`.</text:p>
      <text:p text:style-name="Standard">- Построить мапу `vote_by_user`:</text:p>
      <text:p text:style-name="Standard"><text:soft-page-break/></text:p>
      <text:p text:style-name="Standard">```pseudo</text:p>
      <text:p text:style-name="Standard">vote_by_user = { v.user_id: v.vote for v in votes }</text:p>
      <text:p text:style-name="Standard">```</text:p>
      <text:p text:style-name="Standard"/>
      <text:p text:style-name="Standard">Игроки, которых нет в `vote_by_user` — считаются *согласными начать сейчас* (по ТЗ: неответ = согласие на старт).</text:p>
      <text:p text:style-name="Standard"/>
      <text:p text:style-name="Standard">*--* 2.3. Логика принятия решения</text:p>
      <text:p text:style-name="Standard"/>
      <text:p text:style-name="Standard">По правилам:</text:p>
      <text:p text:style-name="Standard"/>
      <text:p text:style-name="Standard">&gt; Если ВСЕ проголосовали «ЖДАТЬ» → ждём ещё 5 мин. <text:s/></text:p>
      <text:p text:style-name="Standard">&gt; В любом другом случае (хотя бы один «НАЧАТЬ» или неответ) → старт с ботами.</text:p>
      <text:p text:style-name="Standard"/>
      <text:p text:style-name="Standard">1. Проверим, есть ли хоть один `start_now` или неответ:</text:p>
      <text:p text:style-name="Standard"/>
      <text:p text:style-name="Standard">```pseudo</text:p>
      <text:p text:style-name="Standard">all_wait = true</text:p>
      <text:p text:style-name="Standard"/>
      <text:p text:style-name="Standard">for user_id in players:</text:p>
      <text:p text:style-name="Standard"><text:s text:c="4"/>v = vote_by_user.get(user_id)</text:p>
      <text:p text:style-name="Standard"/>
      <text:p text:style-name="Standard"><text:s text:c="4"/>if v is NULL:</text:p>
      <text:p text:style-name="Standard"><text:s text:c="8"/>-- не ответил → трактуем как согласие "НАЧАТЬ"</text:p>
      <text:p text:style-name="Standard"><text:s text:c="8"/>all_wait = false</text:p>
      <text:p text:style-name="Standard"><text:s text:c="8"/>break</text:p>
      <text:p text:style-name="Standard"><text:s text:c="4"/>if v == 'start_now':</text:p>
      <text:p text:style-name="Standard"><text:s text:c="8"/>all_wait = false</text:p>
      <text:p text:style-name="Standard"><text:s text:c="8"/>break</text:p>
      <text:p text:style-name="Standard">```</text:p>
      <text:p text:style-name="Standard"/>
      <text:p text:style-name="Standard">2. Если `all_wait == true` → *ветка “ЖДАТЬ ЕЩЁ 5 МИНУТ”*.</text:p>
      <text:p text:style-name="Standard"/>
      <text:p text:style-name="Standard">Иначе → *ветка “СТАРТОВАТЬ С БОТАМИ”*.</text:p>
      <text:p text:style-name="Standard"/>
      <text:p text:style-name="Standard">---</text:p>
      <text:p text:style-name="Standard"/>
      <text:p text:style-name="Standard">*--* 2.4. Ветка 1: все выбрали «ЖДАТЬ ЕЩЕ 5 МИНУТ»</text:p>
      <text:p text:style-name="Standard"/>
      <text:p text:style-name="Standard">Задача: вернуть игроков обратно в пул, игра `game` — отменена/заморожена.</text:p>
      <text:p text:style-name="Standard"/>
      <text:p text:style-name="Standard">1. Вернуть игроков в пул (желательно в уже существующий либо создать новый):</text:p>
      <text:p text:style-name="Standard"/>
      <text:p text:style-name="Standard">```pseudo</text:p>
      <text:p text:style-name="Standard">pool = SELECT * FROM pools</text:p>
      <text:p text:style-name="Standard"><text:s text:c="7"/>WHERE pool_type = 'quick_public'</text:p>
      <text:p text:style-name="Standard"><text:s text:c="9"/>AND status = 'waiting'</text:p>
      <text:p text:style-name="Standard"><text:s text:c="7"/>ORDER BY created_at ASC</text:p>
      <text:p text:style-name="Standard"><text:s text:c="7"/>LIMIT 1</text:p>
      <text:p text:style-name="Standard"/>
      <text:p text:style-name="Standard">if pool == null:</text:p>
      <text:p text:style-name="Standard"><text:soft-page-break/><text:s text:c="4"/>pool_id = INSERT INTO pools (pool_type, status, created_at)</text:p>
      <text:p text:style-name="Standard"><text:s text:c="14"/>VALUES ('quick_public', 'waiting', now())</text:p>
      <text:p text:style-name="Standard"><text:s text:c="14"/>RETURNING id</text:p>
      <text:p text:style-name="Standard">else:</text:p>
      <text:p text:style-name="Standard"><text:s text:c="4"/>pool_id = pool.id</text:p>
      <text:p text:style-name="Standard">```</text:p>
      <text:p text:style-name="Standard"/>
      <text:p text:style-name="Standard">2. Добавить игроков в `pool_players`:</text:p>
      <text:p text:style-name="Standard"/>
      <text:p text:style-name="Standard">```pseudo</text:p>
      <text:p text:style-name="Standard">for user_id in players:</text:p>
      <text:p text:style-name="Standard"><text:s text:c="4"/>INSERT INTO pool_players (pool_id, user_id, joined_at)</text:p>
      <text:p text:style-name="Standard"><text:s text:c="4"/>VALUES (pool_id, user_id, now())</text:p>
      <text:p text:style-name="Standard"><text:s text:c="4"/>ON CONFLICT (pool_id, user_id) DO NOTHING; -- на случай дублей</text:p>
      <text:p text:style-name="Standard">```</text:p>
      <text:p text:style-name="Standard"/>
      <text:p text:style-name="Standard">3. Обновить статус игры:</text:p>
      <text:p text:style-name="Standard"/>
      <text:p text:style-name="Standard">```pseudo</text:p>
      <text:p text:style-name="Standard">UPDATE games</text:p>
      <text:p text:style-name="Standard">SET status = 'cancelled'</text:p>
      <text:p text:style-name="Standard">WHERE id = game_id;</text:p>
      <text:p text:style-name="Standard">```</text:p>
      <text:p text:style-name="Standard"/>
      <text:p text:style-name="Standard">4. (опционально) Оповестить игроков:</text:p>
      <text:p text:style-name="Standard"/>
      <text:p text:style-name="Standard">```pseudo</text:p>
      <text:p text:style-name="Standard">for user_id in players:</text:p>
      <text:p text:style-name="Standard"><text:s text:c="4"/>send_message(</text:p>
      <text:p text:style-name="Standard"><text:s text:c="8"/>user_id,</text:p>
      <text:p text:style-name="Standard"><text:s text:c="8"/>"Все проголосовали за ожидание. Ждём ещё 5 минут, ты остаёшься в очереди на быструю игру."</text:p>
      <text:p text:style-name="Standard"><text:s text:c="4"/>)</text:p>
      <text:p text:style-name="Standard">```</text:p>
      <text:p text:style-name="Standard"/>
      <text:p text:style-name="Standard">5. На следующем 5-минутном тике диспетчер пула снова увидит пул с этими игроками и повторит логику.</text:p>
      <text:p text:style-name="Standard"/>
      <text:p text:style-name="Standard">---</text:p>
      <text:p text:style-name="Standard"/>
      <text:p text:style-name="Standard">*--* 2.5. Ветка 2: старт с ботами</text:p>
      <text:p text:style-name="Standard"/>
      <text:p text:style-name="Standard">Задача: заполнить игру ботами до 10 участников и запустить.</text:p>
      <text:p text:style-name="Standard"/>
      <text:p text:style-name="Standard">1. Посчитать, сколько ботов нужно:</text:p>
      <text:p text:style-name="Standard"/>
      <text:p text:style-name="Standard">```pseudo</text:p>
      <text:p text:style-name="Standard">N_live = players.count</text:p>
      <text:p text:style-name="Standard">N_total = 10</text:p>
      <text:p text:style-name="Standard">N_bots_needed = N_total - N_live</text:p>
      <text:p text:style-name="Standard">if N_bots_needed &lt; 0:</text:p>
      <text:p text:style-name="Standard"><text:s text:c="4"/>N_bots_needed = 0</text:p>
      <text:p text:style-name="Standard"><text:soft-page-break/>```</text:p>
      <text:p text:style-name="Standard"/>
      <text:p text:style-name="Standard">2. Выбрать или создать ботов (зависит от реализации). Простой вариант — иметь заранее набор `users` с `is_bot = true`:</text:p>
      <text:p text:style-name="Standard"/>
      <text:p text:style-name="Standard">```pseudo</text:p>
      <text:p text:style-name="Standard"/>
      <text:p text:style-name="Standard">bots = SELECT id, bot_difficulty FROM users</text:p>
      <text:p text:style-name="Standard"><text:s text:c="7"/>WHERE is_bot = true</text:p>
      <text:p text:style-name="Standard"><text:s text:c="7"/>LIMIT N_bots_needed</text:p>
      <text:p text:style-name="Standard">```</text:p>
      <text:p text:style-name="Standard"/>
      <text:p text:style-name="Standard">3. Добавить ботов в `game_players`:</text:p>
      <text:p text:style-name="Standard"/>
      <text:p text:style-name="Standard">```pseudo</text:p>
      <text:p text:style-name="Standard">current_max_join_order = SELECT COALESCE(MAX(join_order), 0)</text:p>
      <text:p text:style-name="Standard"><text:s text:c="4"/>FROM game_players</text:p>
      <text:p text:style-name="Standard"><text:s text:c="4"/>WHERE game_id = game_id</text:p>
      <text:p text:style-name="Standard"/>
      <text:p text:style-name="Standard">join_order = current_max_join_order + 1</text:p>
      <text:p text:style-name="Standard"/>
      <text:p text:style-name="Standard">for bot in bots:</text:p>
      <text:p text:style-name="Standard"><text:s text:c="4"/>INSERT INTO game_players (</text:p>
      <text:p text:style-name="Standard"><text:s text:c="8"/>game_id, user_id, is_bot, bot_difficulty, join_order, created_at</text:p>
      <text:p text:style-name="Standard"><text:s text:c="4"/>) VALUES (</text:p>
      <text:p text:style-name="Standard"><text:s text:c="8"/>game_id, bot.id, TRUE, bot.bot_difficulty, join_order, now()</text:p>
      <text:p text:style-name="Standard"><text:s text:c="4"/>)</text:p>
      <text:p text:style-name="Standard"><text:s text:c="4"/>join_order += 1</text:p>
      <text:p text:style-name="Standard">```</text:p>
      <text:p text:style-name="Standard"/>
      <text:p text:style-name="Standard">4. Обновить статус игры на `in_progress` и зафиксировать `started_at`:</text:p>
      <text:p text:style-name="Standard"/>
      <text:p text:style-name="Standard">```pseudo</text:p>
      <text:p text:style-name="Standard">UPDATE games</text:p>
      <text:p text:style-name="Standard">SET status = 'in_progress',</text:p>
      <text:p text:style-name="Standard"><text:s text:c="4"/>started_at = now()</text:p>
      <text:p text:style-name="Standard">WHERE id = game_id;</text:p>
      <text:p text:style-name="Standard">```</text:p>
      <text:p text:style-name="Standard"/>
      <text:p text:style-name="Standard">5. Оповестить живых игроков:</text:p>
      <text:p text:style-name="Standard"/>
      <text:p text:style-name="Standard">```pseudo</text:p>
      <text:p text:style-name="Standard">for user_id in players:</text:p>
      <text:p text:style-name="Standard"><text:s text:c="4"/>send_message(</text:p>
      <text:p text:style-name="Standard"><text:s text:c="8"/>user_id,</text:p>
      <text:p text:style-name="Standard"><text:s text:c="8"/>"Игра стартует прямо сейчас! Недостающие места заполнены ботами."</text:p>
      <text:p text:style-name="Standard"><text:s text:c="4"/>)</text:p>
      <text:p text:style-name="Standard">```</text:p>
      <text:p text:style-name="Standard"/>
      <text:p text:style-name="Standard">6. Запустить игровую логику (создание первого раунда, выбор вопросов и т.д.):</text:p>
      <text:p text:style-name="Standard"/>
      <text:p text:style-name="Standard">```pseudo</text:p>
      <text:p text:style-name="Standard"><text:soft-page-break/>enqueue_task(start_game, game_id)</text:p>
      <text:p text:style-name="Standard">```</text:p>
      <text:p text:style-name="Standard"/>
      <text:p text:style-name="Standard">---</text:p>
      <text:p text:style-name="Standard"/>
      <text:p text:style-name="Standard">## 3. Важные детали реализации</text:p>
      <text:p text:style-name="Standard"/>
      <text:p text:style-name="Standard">*--* 3.1. Блокировки/конкуренция</text:p>
      <text:p text:style-name="Standard"/>
      <text:p text:style-name="Standard">- В `process_game_vote(game_id)` делай `SELECT ... FOR UPDATE` по `games`, <text:s/></text:p>
      <text:p text:style-name="Standard"><text:s text:c="2"/>чтобы два параллельных таска (или клик по кнопке в последнюю секунду) не сломали статус.</text:p>
      <text:p text:style-name="Standard">- При работе с пулом можно:</text:p>
      <text:p text:style-name="Standard"><text:s text:c="2"/>- либо использовать `FOR UPDATE` на `pools` при выборке активного пула;</text:p>
      <text:p text:style-name="Standard"><text:s text:c="2"/>- либо иметь “мастер-задачу” (одна Celery-очередь), чтобы не было одновременного запуска диспетчера пула.</text:p>
      <text:p text:style-name="Standard"/>
      <text:p text:style-name="Standard">*--* 3.2. Повторный запуск задач</text:p>
      <text:p text:style-name="Standard"/>
      <text:p text:style-name="Standard">- Процедуры должны быть идемпотентными: если таск внезапно повторился, он не должен создавать дубликаты игр/пулов.</text:p>
      <text:p text:style-name="Standard">- Примеры защиты:</text:p>
      <text:p text:style-name="Standard"><text:s text:c="2"/>- перед созданием игры ещё раз проверять, нет ли уже `games` в статусе `pre_start/in_progress` для этих игроков;</text:p>
      <text:p text:style-name="Standard"><text:s text:c="2"/>- использовать статусы `forming_game`, чтобы зафиксировать, что пул уже “в обработке”.</text:p>
      <text:p text:style-name="Standard"/>
      <text:p text:style-name="Standard">*--* 3.3. Где создавать пул</text:p>
      <text:p text:style-name="Standard"/>
      <text:p text:style-name="Standard">- Можно держать *один текущий активный пул* `quick_public`:</text:p>
      <text:p text:style-name="Standard"><text:s text:c="2"/>- при нажатии “Быстрая игра”:</text:p>
      <text:p text:style-name="Standard"><text:s text:c="4"/>- ищешь активный пул `waiting`;</text:p>
      <text:p text:style-name="Standard"><text:s text:c="4"/>- если нет — создаёшь новый;</text:p>
      <text:p text:style-name="Standard"><text:s text:c="4"/>- добавляешь игрока в `pool_players`.</text:p>
      <text:p text:style-name="Standard">- Диспетчер пула каждые 5 минут работает только с *одним* активным пулом.<text:line-break/><text:line-break/><text:line-break/>ChatGPT &amp; DeepSeek ♥️, [17.01.2026 14:34]</text:p>
      <text:p text:style-name="Standard">Для твоего проекта формат лучше сразу зафиксировать такой, чтобы:</text:p>
      <text:p text:style-name="Standard"/>
      <text:p text:style-name="Standard">1) удобно было хранить в БД, <text:s/></text:p>
      <text:p text:style-name="Standard">2) легко было генерировать через ИИ, <text:s/></text:p>
      <text:p text:style-name="Standard">3) понятно было модераторам/редакторам.</text:p>
      <text:p text:style-name="Standard"/>
      <text:p text:style-name="Standard">Ниже — конкретный формат: JSON-объект вопроса + его маппинг в твою таблицу questions.</text:p>
      <text:p text:style-name="Standard"/>
      <text:p text:style-name="Standard">---</text:p>
      <text:p text:style-name="Standard"/>
      <text:p text:style-name="Standard">## 1. Формат вопроса (логический, в коде / при генерации)</text:p>
      <text:p text:style-name="Standard"/>
      <text:p text:style-name="Standard">Один вопрос:</text:p>
      <text:p text:style-name="Standard"/>
      <text:p text:style-name="Standard">{</text:p>
      <text:p text:style-name="Standard"><text:soft-page-break/><text:s text:c="2"/>"theme": "Кино",</text:p>
      <text:p text:style-name="Standard"><text:s text:c="2"/>"difficulty": "medium",</text:p>
      <text:p text:style-name="Standard"><text:s text:c="2"/>"question_text": "Какой актёр сыграл Тони Старка в киновселенной Marvel?",</text:p>
      <text:p text:style-name="Standard"><text:s text:c="2"/>"options": [</text:p>
      <text:p text:style-name="Standard"><text:s text:c="4"/>"Крис Эванс",</text:p>
      <text:p text:style-name="Standard"><text:s text:c="4"/>"Роберт Дауни-младший",</text:p>
      <text:p text:style-name="Standard"><text:s text:c="4"/>"Крис Хемсворт",</text:p>
      <text:p text:style-name="Standard"><text:s text:c="4"/>"Марк Руффало"</text:p>
      <text:p text:style-name="Standard"><text:s text:c="2"/>],</text:p>
      <text:p text:style-name="Standard"><text:s text:c="2"/>"correct_index": 1,</text:p>
      <text:p text:style-name="Standard"><text:s text:c="2"/>"source_type": "ai"</text:p>
      <text:p text:style-name="Standard">}</text:p>
      <text:p text:style-name="Standard"/>
      <text:p text:style-name="Standard"/>
      <text:p text:style-name="Standard">Пояснения:</text:p>
      <text:p text:style-name="Standard"/>
      <text:p text:style-name="Standard">- theme — название или код темы ("movies", "Наука", и т.д.).</text:p>
      <text:p text:style-name="Standard">- difficulty — "easy" | "medium" | "hard" (по желанию, можно не использовать).</text:p>
      <text:p text:style-name="Standard">- question_text — текст вопроса.</text:p>
      <text:p text:style-name="Standard">- options — массив ровно из 4 строк, порядок важен (A, B, C, D).</text:p>
      <text:p text:style-name="Standard">- correct_index — индекс правильного варианта в массиве options (0–3).</text:p>
      <text:p text:style-name="Standard">- source_type — "parsed" | "ai" | "user".</text:p>
      <text:p text:style-name="Standard"/>
      <text:p text:style-name="Standard">Такой формат:</text:p>
      <text:p text:style-name="Standard">- удобно отдавать/принимать из ИИ;</text:p>
      <text:p text:style-name="Standard">- легко валидировать и конвертировать в БД.</text:p>
      <text:p text:style-name="Standard"/>
      <text:p text:style-name="Standard">---</text:p>
      <text:p text:style-name="Standard"/>
      <text:p text:style-name="Standard">## 2. Как это ложится в таблицу questions</text:p>
      <text:p text:style-name="Standard"/>
      <text:p text:style-name="Standard">Твоя таблица (из предыдущего сообщения) уже подходит:</text:p>
      <text:p text:style-name="Standard"/>
      <text:p text:style-name="Standard">CREATE TABLE questions (</text:p>
      <text:p text:style-name="Standard"><text:s text:c="4"/>id <text:s text:c="13"/>BIGSERIAL PRIMARY KEY,</text:p>
      <text:p text:style-name="Standard"><text:s text:c="4"/>theme_id <text:s text:c="7"/>BIGINT NOT NULL REFERENCES themes(id) ON DELETE RESTRICT,</text:p>
      <text:p text:style-name="Standard"><text:s text:c="4"/>question_text <text:s text:c="2"/>TEXT NOT NULL,</text:p>
      <text:p text:style-name="Standard"><text:s text:c="4"/>option_a <text:s text:c="7"/>TEXT NOT NULL,</text:p>
      <text:p text:style-name="Standard"><text:s text:c="4"/>option_b <text:s text:c="7"/>TEXT NOT NULL,</text:p>
      <text:p text:style-name="Standard"><text:s text:c="4"/>option_c <text:s text:c="7"/>TEXT NOT NULL,</text:p>
      <text:p text:style-name="Standard"><text:s text:c="4"/>option_d <text:s text:c="7"/>TEXT NOT NULL,</text:p>
      <text:p text:style-name="Standard"><text:s text:c="4"/>correct_option <text:s/>CHAR(1) NOT NULL, <text:s text:c="9"/>-- 'A','B','C','D'</text:p>
      <text:p text:style-name="Standard"><text:s text:c="4"/>difficulty <text:s text:c="5"/>VARCHAR(20), <text:s text:c="14"/>-- 'easy', 'medium', 'hard'</text:p>
      <text:p text:style-name="Standard"><text:s text:c="4"/>source_type <text:s text:c="4"/>VARCHAR(20) NOT NULL, <text:s text:c="5"/>-- 'parsed', 'ai', 'user'</text:p>
      <text:p text:style-name="Standard"><text:s text:c="4"/>created_by <text:s text:c="5"/>BIGINT REFERENCES users(id),</text:p>
      <text:p text:style-name="Standard"><text:s text:c="4"/>is_approved <text:s text:c="4"/>BOOLEAN NOT NULL DEFAULT TRUE,</text:p>
      <text:p text:style-name="Standard"><text:s text:c="4"/>created_at <text:s text:c="5"/>TIMESTAMPTZ NOT NULL DEFAULT NOW()</text:p>
      <text:p text:style-name="Standard">);</text:p>
      <text:p text:style-name="Standard"/>
      <text:p text:style-name="Standard"/>
      <text:p text:style-name="Standard">Преобразование JSON → строка в БД:</text:p>
      <text:p text:style-name="Standard"/>
      <text:p text:style-name="Standard"><text:soft-page-break/>q = вопрос в формате JSON (см. выше)</text:p>
      <text:p text:style-name="Standard"/>
      <text:p text:style-name="Standard">theme_id = SELECT id FROM themes WHERE name = q.theme OR code = q.theme</text:p>
      <text:p text:style-name="Standard"/>
      <text:p text:style-name="Standard">INSERT INTO questions (</text:p>
      <text:p text:style-name="Standard"><text:s text:c="4"/>theme_id,</text:p>
      <text:p text:style-name="Standard"><text:s text:c="4"/>question_text,</text:p>
      <text:p text:style-name="Standard"><text:s text:c="4"/>option_a,</text:p>
      <text:p text:style-name="Standard"><text:s text:c="4"/>option_b,</text:p>
      <text:p text:style-name="Standard"><text:s text:c="4"/>option_c,</text:p>
      <text:p text:style-name="Standard"><text:s text:c="4"/>option_d,</text:p>
      <text:p text:style-name="Standard"><text:s text:c="4"/>correct_option,</text:p>
      <text:p text:style-name="Standard"><text:s text:c="4"/>difficulty,</text:p>
      <text:p text:style-name="Standard"><text:s text:c="4"/>source_type,</text:p>
      <text:p text:style-name="Standard"><text:s text:c="4"/>created_by,</text:p>
      <text:p text:style-name="Standard"><text:s text:c="4"/>is_approved</text:p>
      <text:p text:style-name="Standard">) VALUES (</text:p>
      <text:p text:style-name="Standard"><text:s text:c="4"/>theme_id,</text:p>
      <text:p text:style-name="Standard"><text:s text:c="4"/>q.question_text,</text:p>
      <text:p text:style-name="Standard"><text:s text:c="4"/>q.options[0],</text:p>
      <text:p text:style-name="Standard"><text:s text:c="4"/>q.options[1],</text:p>
      <text:p text:style-name="Standard"><text:s text:c="4"/>q.options[2],</text:p>
      <text:p text:style-name="Standard"><text:s text:c="4"/>q.options[3],</text:p>
      <text:p text:style-name="Standard"><text:s text:c="4"/>CASE q.correct_index</text:p>
      <text:p text:style-name="Standard"><text:s text:c="8"/>WHEN 0 THEN 'A'</text:p>
      <text:p text:style-name="Standard"><text:s text:c="8"/>WHEN 1 THEN 'B'</text:p>
      <text:p text:style-name="Standard"><text:s text:c="8"/>WHEN 2 THEN 'C'</text:p>
      <text:p text:style-name="Standard"><text:s text:c="8"/>WHEN 3 THEN 'D'</text:p>
      <text:p text:style-name="Standard"><text:s text:c="4"/>END,</text:p>
      <text:p text:style-name="Standard"><text:s text:c="4"/>q.difficulty,</text:p>
      <text:p text:style-name="Standard"><text:s text:c="4"/>q.source_type,</text:p>
      <text:p text:style-name="Standard"><text:s text:c="4"/>:created_by, <text:s text:c="3"/>-- NULL для импортированных/ИИ, id для юзерских</text:p>
      <text:p text:style-name="Standard"><text:s text:c="4"/>:is_approved <text:s text:c="3"/>-- TRUE для своих/проверенных, FALSE для новых юзерских</text:p>
      <text:p text:style-name="Standard">);</text:p>
      <text:p text:style-name="Standard"/>
      <text:p text:style-name="Standard"/>
      <text:p text:style-name="Standard">---</text:p>
      <text:p text:style-name="Standard"/>
      <text:p text:style-name="Standard">## 3. Как отдавать вопрос в игру</text:p>
      <text:p text:style-name="Standard"/>
      <text:p text:style-name="Standard">Когда ты выбираешь вопрос из БД для раунда, ты можешь привести его к удобному формату для бота:</text:p>
      <text:p text:style-name="Standard"/>
      <text:p text:style-name="Standard">{</text:p>
      <text:p text:style-name="Standard"><text:s text:c="2"/>"question_id": 12345,</text:p>
      <text:p text:style-name="Standard"><text:s text:c="2"/>"theme": "Кино",</text:p>
      <text:p text:style-name="Standard"><text:s text:c="2"/>"difficulty": "medium",</text:p>
      <text:p text:style-name="Standard"><text:s text:c="2"/>"question_text": "Какой актёр сыграл Тони Старка в киновселенной Marvel?",</text:p>
      <text:p text:style-name="Standard"><text:s text:c="2"/>"options": [</text:p>
      <text:p text:style-name="Standard"><text:s text:c="4"/>{ "label": "A", "text": "Крис Эванс" },</text:p>
      <text:p text:style-name="Standard"><text:s text:c="4"/>{ "label": "B", "text": "Роберт Дауни-младший" },</text:p>
      <text:p text:style-name="Standard"><text:s text:c="4"/>{ "label": "C", "text": "Крис Хемсворт" },</text:p>
      <text:p text:style-name="Standard"><text:soft-page-break/><text:s text:c="4"/>{ "label": "D", "text": "Марк Руффало" }</text:p>
      <text:p text:style-name="Standard"><text:s text:c="2"/>],</text:p>
      <text:p text:style-name="Standard"><text:s text:c="2"/>"correct_option": "B"</text:p>
      <text:p text:style-name="Standard">}</text:p>
      <text:p text:style-name="Standard"/>
      <text:p text:style-name="Standard"/>
      <text:p text:style-name="Standard">Но внутри базы всё равно лучше хранить в нормализованном виде, как выше: отдельные поля option_a..d + correct_option.</text:p>
      <text:p text:style-name="Standard"/>
      <text:p text:style-name="Standard">---</text:p>
      <text:p text:style-name="Standard"/>
      <text:p text:style-name="Standard">## 4. Формат для модератора / импорта CSV</text:p>
      <text:p text:style-name="Standard"/>
      <text:p text:style-name="Standard">Чтобы руками заносить/импортировать, можно использовать CSV с колонками:</text:p>
      <text:p text:style-name="Standard"/>
      <text:p text:style-name="Standard">- theme</text:p>
      <text:p text:style-name="Standard">- difficulty</text:p>
      <text:p text:style-name="Standard">- question_text</text:p>
      <text:p text:style-name="Standard">- option_a</text:p>
      <text:p text:style-name="Standard">- option_b</text:p>
      <text:p text:style-name="Standard">- option_c</text:p>
      <text:p text:style-name="Standard">- option_d</text:p>
      <text:p text:style-name="Standard">- correct_option (A/B/C/D)</text:p>
      <text:p text:style-name="Standard">- source_type</text:p>
      <text:p text:style-name="Standard"/>
      <text:p text:style-name="Standard">Пример строки CSV:</text:p>
      <text:p text:style-name="Standard"/>
      <text:p text:style-name="Standard">Кино,medium,"Какой актёр сыграл Тони Старка в киновселенной Marvel?","Крис Эванс","Роберт Дауни-младший","Крис Хемсворт","Марк Руффало",B,parsed</text:p>
      <text:p text:style-name="Standard"/>
      <text:p text:style-name="Standard"/>
      <text:p text:style-name="Standard">Скрипт импорта:</text:p>
      <text:p text:style-name="Standard">- читает CSV,</text:p>
      <text:p text:style-name="Standard">- находит/создаёт тему,</text:p>
      <text:p text:style-name="Standard">- мапит в структуру questions.</text:p>
      <text:p text:style-name="Standard"/>
      <text:p text:style-name="Standard">---</text:p>
      <text:p text:style-name="Standard"/>
      <text:p text:style-name="Standard">## 5. Формат для генерации через ИИ (промпт-ориентир)</text:p>
      <text:p text:style-name="Standard"/>
      <text:p text:style-name="Standard">Когда ты просишь ИИ сгенерировать вопросы, даёшь чёткий формат:</text:p>
      <text:p text:style-name="Standard"/>
      <text:p text:style-name="Standard"><text:s/>Сгенерируй 20 викторинных вопросов по теме "Кино".</text:p>
      <text:p text:style-name="Standard"/>
      <text:p text:style-name="Standard"/>
      <text:p text:style-name="Standard"><text:s/>Формат ответа — JSON-массив. <text:s/></text:p>
      <text:p text:style-name="Standard"><text:s/>Каждый элемент:</text:p>
      <text:p text:style-name="Standard"><text:s/>- theme: строка (например, "Кино"),</text:p>
      <text:p text:style-name="Standard">- difficulty: "easy" | "medium" | "hard",</text:p>
      <text:p text:style-name="Standard"><text:s/>- questiontext: строка,</text:p>
      <text:p text:style-name="Standard"><text:s/>- options: массив ровно из 4 строк (варианты ответов),</text:p>
      <text:p text:style-name="Standard"><text:s/>- correctindex: число 0, 1, 2 или 3 (индекс правильного варианта в массиве options). <text:s/></text:p>
      <text:p text:style-name="Standard"><text:soft-page-break/></text:p>
      <text:p text:style-name="Standard">Ответ — только JSON, без комментариев и без дополнительного текста.</text:p>
      <text:p text:style-name="Standard"/>
      <text:p text:style-name="Standard">Так ты сразу получаешь нужную структуру, а дальше только сохраняешь в БД.</text:p>
      <text:p text:style-name="Standard"/>
      <text:p text:style-name="Standard">---</text:p>
      <text:p text:style-name="Standard"/>
      <text:p text:style-name="Standard">Итого: для твоей игры стандарт — вопрос = текст + 4 опции (A–D) + указание правильного варианта (correct_option или correct_index). Всё остальное (тема, сложность, источник) — служебные поля для отбора и статистики.</text:p>
      <text:p text:style-name="Standard"/>
      <text:p text:style-name="Standard">Нужно помочь тебе сформировать точный JSON-формат и SQL-скрипт импорта для первого датасета вопросов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17T14:03:57.06</meta:creation-date>
    <dc:date>2026-01-17T14:36:35.99</dc:date>
    <meta:editing-duration>PT32M43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20" meta:paragraph-count="689" meta:word-count="3685" meta:character-count="27145"/>
  </office:meta>
</office:document-meta>
</file>